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0d7" officeooo:paragraph-rsid="001ca0d7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ca0d7" officeooo:paragraph-rsid="001ca0d7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c58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tion through jquery</text:p>
      <text:p text:style-name="P1"/>
      <text:p text:style-name="P3"><text:span text:style-name="T1">&lt;</text:span><text:span text:style-name="T2">div</text:span> <text:span text:style-name="T3">class</text:span>=<text:span text:style-name="T4">"card-second-content"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ard_row_3"</text:span><text:span text:style-name="T1">&gt;</text:span></text:p>
      <text:p text:style-name="P2"><text:span text:style-name="T1">&lt;</text:span><text:span text:style-name="T2">span</text:span> <text:span text:style-name="T3">class</text:span>=<text:span text:style-name="T4">"est"</text:span><text:span text:style-name="T1">&gt;</text:span>Price / sq ft (in USD)<text:span text:style-name="T1">&lt;/</text:span><text:span text:style-name="T2">span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incremnt_decrmnt number for_alternative"</text:span><text:span text:style-name="T1">&gt;</text:span></text:p>
      <text:p text:style-name="P4"/>
      <text:p text:style-name="P2"><text:span text:style-name="T1">&lt;</text:span><text:span text:style-name="T2">span</text:span> <text:span text:style-name="T3">class</text:span>=<text:span text:style-name="T4">"minus"</text:span><text:span text:style-name="T1">&gt;</text:span>-<text:span text:style-name="T1">&lt;/</text:span><text:span text:style-name="T2">span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</text:p>
      <text:p text:style-name="P2"><text:span text:style-name="T3">value</text:span>=<text:span text:style-name="T4">"</text:span><text:span text:style-name="T5">{{</text:span><text:span text:style-name="T4"> </text:span><text:span text:style-name="T3">$item</text:span>-&gt;<text:span text:style-name="T3">cleaner_service</text:span>-&gt;<text:span text:style-name="T3">price</text:span><text:span text:style-name="T4"> </text:span><text:span text:style-name="T5">}}</text:span><text:span text:style-name="T4">"</text:span></text:p>
      <text:p text:style-name="P2"><text:span text:style-name="T3">id</text:span>=<text:span text:style-name="T4">"price-</text:span><text:span text:style-name="T5">{{</text:span><text:span text:style-name="T4"> </text:span><text:span text:style-name="T3">$item</text:span>-&gt;<text:span text:style-name="T3">cleaner_service</text:span>-&gt;<text:span text:style-name="T3">id</text:span><text:span text:style-name="T4"> </text:span><text:span text:style-name="T5">}}</text:span><text:span text:style-name="T4">"</text:span> <text:span text:style-name="T1">/&gt;</text:span></text:p>
      <text:p text:style-name="P4"/>
      <text:p text:style-name="P2"><text:span text:style-name="T1">&lt;</text:span><text:span text:style-name="T2">span</text:span> <text:span text:style-name="T3">class</text:span>=<text:span text:style-name="T4">"plus"</text:span><text:span text:style-name="T1">&gt;</text:span>+<text:span text:style-name="T1">&lt;/</text:span><text:span text:style-name="T2">span</text:span><text:span text:style-name="T1">&gt;</text:span></text:p>
      <text:p text:style-name="P2"><text:span text:style-name="T2">@error</text:span>(<text:span text:style-name="T4">'price'</text:span>)<text:span text:style-name="T1">&lt;</text:span><text:span text:style-name="T2">div</text:span> <text:span text:style-name="T3">class</text:span>=<text:span text:style-name="T4">"alert d-inline"</text:span><text:span text:style-name="T1">&gt;</text:span><text:span text:style-name="T5">{{</text:span> <text:span text:style-name="T3">$message</text:span> <text:span text:style-name="T5">}}</text:span><text:span text:style-name="T1">&lt;/</text:span><text:span text:style-name="T2">div</text:span><text:span text:style-name="T1">&gt;</text:span><text:span text:style-name="T2">@enderror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span</text:span> <text:span text:style-name="T3">id</text:span>=<text:span text:style-name="T4">"priceData-</text:span><text:span text:style-name="T5">{{</text:span><text:span text:style-name="T4"> </text:span><text:span text:style-name="T3">$item</text:span>-&gt;<text:span text:style-name="T3">cleaner_service</text:span>-&gt;<text:span text:style-name="T3">id</text:span><text:span text:style-name="T4"> </text:span><text:span text:style-name="T5">}}</text:span><text:span text:style-name="T4">"</text:span> <text:span text:style-name="T3">class</text:span>=<text:span text:style-name="T4">"text-danger"</text:span><text:span text:style-name="T1">&gt;&lt;/</text:span><text:span text:style-name="T2">span</text:span><text:span text:style-name="T1">&gt;</text:span></text:p>
      <text:p text:style-name="P4"/>
      <text:p text:style-name="P2"><text:span text:style-name="T1">&lt;/</text:span><text:span text:style-name="T2">div</text:span><text:span text:style-name="T1">&gt;</text:span></text:p>
      <text:p text:style-name="P1"/>
      <text:p text:style-name="P1"/>
      <text:p text:style-name="P1"/>
      <text:p text:style-name="P3"><text:span text:style-name="T2">function</text:span> <text:span text:style-name="T5">updateCleanerService</text:span>(<text:span text:style-name="T3">cleanerServiceId</text:span>) {</text:p>
      <text:p text:style-name="P2"><text:span text:style-name="T2">let</text:span> <text:span text:style-name="T3">price</text:span> = <text:span text:style-name="T3">document</text:span>.<text:span text:style-name="T5">getElementById</text:span>(<text:span text:style-name="T4">`price-</text:span><text:span text:style-name="T2">${</text:span><text:span text:style-name="T3">cleanerServiceId</text:span><text:span text:style-name="T2">}</text:span><text:span text:style-name="T4">`</text:span>).<text:span text:style-name="T3">value</text:span>;</text:p>
      <text:p text:style-name="P2"><text:span text:style-name="T2">let</text:span> <text:span text:style-name="T3">duration</text:span> = <text:span text:style-name="T3">document</text:span>.<text:span text:style-name="T5">getElementById</text:span>(<text:span text:style-name="T4">`duration-</text:span><text:span text:style-name="T2">${</text:span><text:span text:style-name="T3">cleanerServiceId</text:span><text:span text:style-name="T2">}</text:span><text:span text:style-name="T4">`</text:span>).<text:span text:style-name="T3">value</text:span>;</text:p>
      <text:p text:style-name="P4"/>
      <text:p text:style-name="P2"><text:span text:style-name="T6">if</text:span>(<text:span text:style-name="T3">price</text:span> == <text:span text:style-name="T4">''</text:span>){</text:p>
      <text:p text:style-name="P2"><text:span text:style-name="T5">$</text:span>(<text:span text:style-name="T4">"#priceData-"</text:span>+<text:span text:style-name="T3">cleanerServiceId</text:span>).<text:span text:style-name="T5">text</text:span>(<text:span text:style-name="T4">"Select Price"</text:span>);</text:p>
      <text:p text:style-name="P2">}</text:p>
      <text:p text:style-name="P2"><text:span text:style-name="T6">if</text:span>(<text:span text:style-name="T3">duration</text:span> == <text:span text:style-name="T4">''</text:span>){</text:p>
      <text:p text:style-name="P2"><text:span text:style-name="T5">$</text:span>(<text:span text:style-name="T4">"#durationData-"</text:span>+<text:span text:style-name="T3">cleanerServiceId</text:span>).<text:span text:style-name="T5">text</text:span>(<text:span text:style-name="T4">"Select Duration"</text:span>);</text:p>
      <text:p text:style-name="P2">}</text:p>
      <text:p text:style-name="P4"/>
      <text:p text:style-name="P2"><text:span text:style-name="T6">if</text:span> (<text:span text:style-name="T3">price</text:span> != <text:span text:style-name="T4">''</text:span> &amp;&amp; <text:span text:style-name="T3">duration</text:span> != <text:span text:style-name="T4">''</text:span>) {</text:p>
      <text:p text:style-name="P2"><text:span text:style-name="T3">console</text:span>.<text:span text:style-name="T5">log</text:span>(<text:span text:style-name="T3">price</text:span>, <text:span text:style-name="T3">duration</text:span>, <text:span text:style-name="T4">"hello"</text:span>);</text:p>
      <text:p text:style-name="P5">// $('#submit-'+cleanerServiceId).attr('disabled', false);</text:p>
      <text:p text:style-name="P2">} <text:span text:style-name="T6">else</text:span> {</text:p>
      <text:p text:style-name="P2"><text:span text:style-name="T3">console</text:span>.<text:span text:style-name="T5">log</text:span>(<text:span text:style-name="T3">price</text:span>, <text:span text:style-name="T3">duration</text:span>, <text:span text:style-name="T4">"hii"</text:span>);</text:p>
      <text:p text:style-name="P2"><text:span text:style-name="T6">return</text:span> <text:span text:style-name="T2">false</text:span>;</text:p>
      <text:p text:style-name="P5">// $('#submit-'+cleanerServiceId).attr('disabled', true);</text:p>
      <text:p text:style-name="P2">}</text:p>
      <text:p text:style-name="P4"/>
      <text:p text:style-name="P5">// console.log(price, duration, "hello");</text:p>
      <text:p text:style-name="P5">// return false;</text:p>
      <text:p text:style-name="P2">@<text:span text:style-name="T2">this</text:span>.<text:span text:style-name="T5">call</text:span>(<text:span text:style-name="T4">'updateCleanerService'</text:span>, <text:span text:style-name="T3">cleanerServiceId</text:span>, {</text:p>
      <text:p text:style-name="P2"><text:span text:style-name="T3">price</text:span>,</text:p>
      <text:p text:style-name="P6">duration</text:p>
      <text:p text:style-name="P2">});</text:p>
      <text:p text:style-name="P2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6:28:19.845830474</meta:creation-date>
    <dc:date>2023-02-15T16:30:00.324662605</dc:date>
    <meta:editing-duration>PT1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107" meta:character-count="1235" meta:non-whitespace-character-count="1166"/>
  </office:meta>
</office:document-meta>
</file>